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15f900" officeooo:paragraph-rsid="0015f900"/>
    </style:style>
    <style:style style:name="P2" style:family="paragraph" style:parent-style-name="Standard">
      <style:text-properties style:font-name="Arial" fo:font-size="12pt" fo:language="de" fo:country="DE" officeooo:rsid="0015f900" officeooo:paragraph-rsid="001928eb" style:font-size-asian="12pt" style:font-size-complex="12pt"/>
    </style:style>
    <style:style style:name="P3" style:family="paragraph" style:parent-style-name="Standard">
      <style:text-properties style:font-name="Arial" fo:font-size="12pt" fo:language="de" fo:country="DE" officeooo:rsid="0015f900" officeooo:paragraph-rsid="0015f900" style:font-size-asian="12pt" style:font-size-complex="12pt"/>
    </style:style>
    <style:style style:name="P4" style:family="paragraph" style:parent-style-name="Standard">
      <style:text-properties style:font-name="Arial" fo:font-size="12pt" fo:language="de" fo:country="DE" officeooo:rsid="001928eb" officeooo:paragraph-rsid="001928eb" style:font-size-asian="12pt" style:font-size-complex="12pt"/>
    </style:style>
    <style:style style:name="P5" style:family="paragraph" style:parent-style-name="Standard">
      <style:text-properties style:font-name="Arial" fo:font-size="12pt" fo:language="de" fo:country="DE" officeooo:rsid="001928eb" officeooo:paragraph-rsid="00212fce" style:font-size-asian="12pt" style:font-size-complex="12pt"/>
    </style:style>
    <style:style style:name="P6" style:family="paragraph" style:parent-style-name="Standard">
      <style:text-properties style:font-name="Arial" fo:font-size="12pt" fo:language="de" fo:country="DE" officeooo:rsid="001928eb" officeooo:paragraph-rsid="001b02f5" style:font-size-asian="12pt" style:font-size-complex="12pt"/>
    </style:style>
    <style:style style:name="P7" style:family="paragraph" style:parent-style-name="Standard">
      <style:text-properties style:font-name="Arial" fo:font-size="12pt" fo:language="de" fo:country="DE" officeooo:rsid="001928eb" officeooo:paragraph-rsid="001c453a" style:font-size-asian="12pt" style:font-size-complex="12pt"/>
    </style:style>
    <style:style style:name="P8" style:family="paragraph" style:parent-style-name="Standard">
      <style:text-properties style:font-name="Arial" fo:font-size="12pt" fo:language="de" fo:country="DE" officeooo:rsid="0017fad5" officeooo:paragraph-rsid="001928eb" style:font-size-asian="12pt" style:font-size-complex="12pt"/>
    </style:style>
    <style:style style:name="P9" style:family="paragraph" style:parent-style-name="Standard">
      <style:text-properties fo:font-size="12pt" officeooo:paragraph-rsid="0015f900" style:font-size-asian="12pt" style:font-size-complex="12pt"/>
    </style:style>
    <style:style style:name="T1" style:family="text">
      <style:text-properties officeooo:rsid="001767d4"/>
    </style:style>
    <style:style style:name="T2" style:family="text">
      <style:text-properties fo:color="#629755" style:font-name="DejaVu Sans Mono" fo:font-size="12pt" fo:font-style="italic" fo:font-weight="normal" style:font-size-asian="12pt" style:font-style-asian="italic" style:font-weight-asian="normal" style:font-size-complex="12pt"/>
    </style:style>
    <style:style style:name="T3" style:family="text">
      <style:text-properties fo:color="#629755" style:font-name="DejaVu Sans Mono" fo:font-style="italic" fo:font-weight="normal" style:font-style-asian="italic" style:font-weight-asian="normal"/>
    </style:style>
    <style:style style:name="T4" style:family="text">
      <style:text-properties fo:font-variant="normal" fo:text-transform="none" fo:color="#000000" style:font-name="Open Sans" fo:font-size="12pt" fo:letter-spacing="normal" fo:font-style="normal" fo:font-weight="normal" style:font-size-asian="12pt" style:font-style-asian="italic" style:font-weight-asian="normal" style:font-size-complex="12pt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normal" officeooo:rsid="001928eb" style:font-size-asian="12pt" style:font-style-asian="italic" style:font-weight-asian="normal" style:font-size-complex="12pt"/>
    </style:style>
    <style:style style:name="T6" style:family="text">
      <style:text-properties fo:font-variant="normal" fo:text-transform="none" fo:color="#000000" style:font-name="Open Sans" fo:letter-spacing="normal" fo:font-style="normal" fo:font-weight="normal" style:font-style-asian="italic" style:font-weight-asian="normal"/>
    </style:style>
    <style:style style:name="T7" style:family="text">
      <style:text-properties fo:font-variant="normal" fo:text-transform="none" fo:color="#000000" style:font-name="Open Sans" fo:letter-spacing="normal" fo:font-style="normal" fo:font-weight="normal" officeooo:rsid="001928eb" style:font-style-asian="italic" style:font-weight-asian="normal"/>
    </style:style>
    <style:style style:name="T8" style:family="text">
      <style:text-properties officeooo:rsid="001b02f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c453a"/>
    </style:style>
    <style:style style:name="T11" style:family="text">
      <style:text-properties officeooo:rsid="00212fce"/>
    </style:style>
    <style:style style:name="T12" style:family="text">
      <style:text-properties style:font-name="Arial" fo:language="de" fo:country="DE" officeooo:rsid="0015f900"/>
    </style:style>
    <style:style style:name="T13" style:family="text">
      <style:text-properties style:font-name="Arial" fo:language="de" fo:country="DE" officeooo:rsid="00212f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<text:line-break/></text:span><text:span text:style-name="T6">Ein Supermarkt hat n Kassen. Zu Beginn wird eine Kasse geöffnet und dann nach folgender Strategie vorgegangen: jedes Mal wenn w Kunden bei einer Kasse warten, wird eine neue Kasse eröffnet (solange möglich). Eine Kasse wird geschlossen, wenn m Minuten kein Kunde bedient wird (mindestens eine Kasse muss jedoch offen bleiben).</text:span><text:span text:style-name="T3"><text:line-break/><text:line-break/></text:span><text:span text:style-name="T6">Ziel der Simulation: wie sieht eine möglichst "optimale" Wahl der Parameter w und m aus, sodass die Kunden nicht zu lange warten müssen, aber auch die Kosten für besetzte Kassen nicht zu hoch werden.</text:span></text:p>
      <text:p text:style-name="P2"><text:span text:style-name="T6"/></text:p>
      <text:p text:style-name="P2"><text:span text:style-name="T7">Idee:</text:span></text:p>
      <text:p text:style-name="P2"><text:span text:style-name="T7">Starten mit 2 Kassen Maximal verfügbar sind 7</text:span></text:p>
      <text:p text:style-name="P4"><text:span text:style-name="T6"/></text:p>
      <text:p text:style-name="P4"><text:span text:style-name="T6">-Queue für neu ankommende Kunden (random in gewissen Zeitraum <text:s text:c="3"/>bestimmte anzahl an Kunden)</text:span></text:p>
      <text:p text:style-name="P4"><text:span text:style-name="T6">-Kosten pro kassa pro minute ist 1.</text:span></text:p>
      <text:p text:style-name="P4"><text:span text:style-name="T6"/></text:p>
      <text:p text:style-name="P2"><text:span text:style-name="T9">Fragen:</text:span></text:p>
      <text:p text:style-name="P3">1)</text:p>
      <text:p text:style-name="P3">Dauer der Zeit die benötigt wird einen Kunden zu Bedienen(2min?) <text:span text:style-name="T11">kann konstant angenommen werden fürs Grundprogramm</text:span></text:p>
      <text:p text:style-name="P3"/>
      <text:p text:style-name="P3">2)</text:p>
      <text:p text:style-name="P3">Neuanschaffung von Kunden zufällig ? <text:span text:style-name="T11">Ja mit gewisser Wahrscheinlichkeit</text:span><text:line-break/>extra Arraylist/ <text:span text:style-name="T8">Queue </text:span>für Kunden die kommen? <text:span text:style-name="T11">So ca</text:span></text:p>
      <text:p text:style-name="P3"/>
      <text:p text:style-name="P3">3)</text:p>
      <text:p text:style-name="P9"><text:span text:style-name="T12">Soll Kassa bzw Kassaschlange als Array, sobald es voll ist (zb 5 personen) <text:s/>wird eine <text:s text:c="2"/>neue Kassa als Array der Größe 4 für 5 personen erstellt </text:span><text:span text:style-name="T13">und</text:span><text:span text:style-name="T12"> befüllt. </text:span><text:span text:style-name="T13">(ja)</text:span></text:p>
      <text:p text:style-name="P3"/>
      <text:p text:style-name="P3"/>
      <text:p text:style-name="P3">4)</text:p>
      <text:p text:style-name="P3">Timer für <text:span text:style-name="T1">B</text:span>edienung der Kunden und Anzahl der Minuten wo kein Kunde bedient wurde als Schleife <text:span text:style-name="T1">(Iteration = 1min)</text:span> ? <text:span text:style-name="T11">Ka aber denke ja meinte er</text:span></text:p>
      <text:p text:style-name="P8"><text:line-break/><text:line-break/>für Erweiterung:</text:p>
      <text:p text:style-name="P4"/>
      <text:p text:style-name="P5">Per Zufall gibt es <text:s/>mit 15-20 % Wsl einige Kunden(Schreihälse) die nach einer Extra <text:s text:c="2"/>kassa fragen auch wenn weniger als 5 Kunden in einer Schlange warten.</text:p>
      <text:p text:style-name="P4">Dem wird Folge geleistet und wie sich das auswirkt. </text:p>
      <text:p text:style-name="P4"/>
      <text:p text:style-name="P4">Variation der Bearbeitungszeit pro Kunden.<text:span text:style-name="T10">(Größere Einkäufe)</text:span></text:p>
      <text:p text:style-name="P4"/>
      <text:p text:style-name="P6">Rushhour viel los</text:p>
      <text:p text:style-name="P6"/>
      <text:p text:style-name="P7"><text:span text:style-name="T8">jeder 6e Kunde ist eine ältere Person die 4 mal die Zeit von einem normalen Kunden benötigt.</text:span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13:50:57.275528054</meta:creation-date>
    <dc:date>2020-05-27T17:33:29.457211943</dc:date>
    <meta:editing-duration>PT2H36M33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0" meta:word-count="271" meta:character-count="1657" meta:non-whitespace-character-count="1391"/>
  </office:meta>
</office:document-meta>
</file>